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text-properties fo:font-size="10pt" officeooo:rsid="001a54e6" officeooo:paragraph-rsid="001a54e6" style:font-size-asian="10pt" style:font-size-complex="10pt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line-height="115%" fo:text-align="start" style:justify-single-word="false"/>
      <style:text-properties style:font-name="MS Reference Sans Serif" officeooo:rsid="001a3956" officeooo:paragraph-rsid="001a3956"/>
    </style:style>
    <style:style style:name="P4" style:family="paragraph" style:parent-style-name="Standard">
      <style:paragraph-properties fo:line-height="115%" fo:text-align="start" style:justify-single-word="false"/>
      <style:text-properties style:font-name="MS Reference Sans Serif" officeooo:rsid="001a54e6" officeooo:paragraph-rsid="001a54e6"/>
    </style:style>
    <style:style style:name="P5" style:family="paragraph" style:parent-style-name="Standard">
      <style:paragraph-properties fo:margin-left="0cm" fo:line-height="115%" fo:text-align="start" style:justify-single-word="false" fo:text-indent="0cm" style:auto-text-indent="false"/>
      <style:text-properties style:font-name="MS Reference Sans Serif" officeooo:rsid="001a54e6" officeooo:paragraph-rsid="001a54e6"/>
    </style:style>
    <style:style style:name="P6" style:family="paragraph" style:parent-style-name="Standard">
      <style:paragraph-properties fo:line-height="115%" fo:text-align="start" style:justify-single-word="false"/>
      <style:text-properties style:font-name="MS Reference Sans Serif" fo:font-weight="normal" officeooo:rsid="001a54e6" officeooo:paragraph-rsid="001a54e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MS Reference Sans Serif" officeooo:rsid="001a7656" officeooo:paragraph-rsid="001a7656"/>
    </style:style>
    <style:style style:name="P8" style:family="paragraph" style:parent-style-name="Standard">
      <style:paragraph-properties fo:line-height="115%" fo:text-align="start" style:justify-single-word="false"/>
      <style:text-properties style:font-name="MS Reference Sans Serif" officeooo:rsid="001b2883" officeooo:paragraph-rsid="001b2883"/>
    </style:style>
    <style:style style:name="P9" style:family="paragraph" style:parent-style-name="Standard">
      <style:paragraph-properties fo:line-height="115%" fo:text-align="start" style:justify-single-word="false"/>
      <style:text-properties style:font-name="MS Reference Sans Serif" fo:font-size="14pt" fo:font-weight="bold" officeooo:rsid="001a3956" officeooo:paragraph-rsid="001a395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MS Reference Sans Serif" fo:font-weight="bold" officeooo:rsid="001a54e6" officeooo:paragraph-rsid="001a54e6" style:font-weight-asian="bold" style:font-weight-complex="bold"/>
    </style:style>
    <style:style style:name="P11" style:family="paragraph" style:parent-style-name="Header">
      <style:text-properties fo:font-size="10pt" officeooo:rsid="001a54e6" officeooo:paragraph-rsid="001a54e6" style:font-size-asian="10pt" style:font-size-complex="10pt"/>
    </style:style>
    <style:style style:name="P12" style:family="paragraph" style:parent-style-name="Standard" style:list-style-name="L1">
      <style:paragraph-properties fo:line-height="115%" fo:text-align="start" style:justify-single-word="false"/>
      <style:text-properties style:font-name="MS Reference Sans Serif" fo:font-size="13pt" fo:font-weight="bold" officeooo:rsid="001a3956" officeooo:paragraph-rsid="001a3956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paragraph-properties fo:line-height="115%" fo:text-align="start" style:justify-single-word="false"/>
      <style:text-properties style:font-name="MS Reference Sans Serif" fo:font-weight="bold" officeooo:rsid="001a3956" officeooo:paragraph-rsid="001a3956" style:font-weight-asian="bold" style:font-weight-complex="bold"/>
    </style:style>
    <style:style style:name="P14" style:family="paragraph" style:parent-style-name="Standard" style:list-style-name="L1">
      <style:paragraph-properties fo:line-height="115%" fo:text-align="start" style:justify-single-word="false"/>
      <style:text-properties style:font-name="MS Reference Sans Serif" fo:font-weight="bold" officeooo:rsid="001a54e6" officeooo:paragraph-rsid="001a54e6" style:font-weight-asian="bold" style:font-weight-complex="bold"/>
    </style:style>
    <style:style style:name="P15" style:family="paragraph" style:parent-style-name="Standard" style:list-style-name="L1">
      <style:paragraph-properties fo:line-height="115%" fo:text-align="start" style:justify-single-word="false"/>
      <style:text-properties style:font-name="MS Reference Sans Serif" fo:font-weight="normal" officeooo:rsid="001a54e6" officeooo:paragraph-rsid="001a54e6" style:font-weight-asian="normal" style:font-weight-complex="normal"/>
    </style:style>
    <style:style style:name="P16" style:family="paragraph" style:parent-style-name="Standard" style:list-style-name="L2">
      <style:paragraph-properties fo:line-height="115%" fo:text-align="start" style:justify-single-word="false"/>
      <style:text-properties style:font-name="MS Reference Sans Serif" officeooo:rsid="001a54e6" officeooo:paragraph-rsid="001a54e6"/>
    </style:style>
    <style:style style:name="P17" style:family="paragraph" style:parent-style-name="Standard" style:list-style-name="L3">
      <style:paragraph-properties fo:line-height="115%" fo:text-align="start" style:justify-single-word="false"/>
      <style:text-properties style:font-name="MS Reference Sans Serif" officeooo:rsid="001a7656" officeooo:paragraph-rsid="001a7656"/>
    </style:style>
    <style:style style:name="P18" style:family="paragraph" style:parent-style-name="Standard">
      <style:paragraph-properties fo:line-height="115%" fo:text-align="start" style:justify-single-word="false"/>
      <style:text-properties style:font-name="MS Reference Sans Serif" officeooo:rsid="001dd447" officeooo:paragraph-rsid="001dd4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a lisibilité :</text:p>
      <text:list text:style-name="L1">
        <text:list-item>
          <text:p text:style-name="P12">ce qui est déchiffrable</text:p>
          <text:list>
            <text:list-item>
              <text:p text:style-name="P13">Typographie</text:p>
              <text:list>
                <text:list-item>
                  <text:p text:style-name="P15">caractères, corps, graisse, casse...</text:p>
                </text:list-item>
              </text:list>
            </text:list-item>
            <text:list-item>
              <text:p text:style-name="P14">mise en page</text:p>
              <text:list>
                <text:list-item>
                  <text:p text:style-name="P15">en tête et pieds de page espacement, retrait, colonnes...</text:p>
                </text:list-item>
              </text:list>
            </text:list-item>
          </text:list>
        </text:list-item>
        <text:list-item>
          <text:p text:style-name="P13">ce qui est compréhensible</text:p>
          <text:list>
            <text:list-item>
              <text:p text:style-name="P14">structure</text:p>
              <text:list>
                <text:list-item>
                  <text:p text:style-name="P15">titre</text:p>
                </text:list-item>
              </text:list>
            </text:list-item>
            <text:list-item>
              <text:p text:style-name="P14">rédaction</text:p>
            </text:list-item>
          </text:list>
        </text:list-item>
      </text:list>
      <text:p text:style-name="P4"><text:span text:style-name="T1"/></text:p>
      <text:p text:style-name="P10">I. La lisibilité matériel</text:p>
      <text:p text:style-name="P4"><text:span text:style-name="T1"/></text:p>
      <text:p text:style-name="P5"><text:span text:style-name="T1">la typographie : </text:span><text:span text:style-name="T2">art et manière de servir des caractères</text:span></text:p>
      <text:p text:style-name="P4"><text:span text:style-name="T1"/></text:p>
      <text:p text:style-name="P4"><text:span text:style-name="T1">Italique : </text:span><text:span text:style-name="T2">caractères inclinés sur la droite (obligatoire)</text:span></text:p>
      <text:p text:style-name="P4"><text:span text:style-name="T1"/></text:p>
      <text:p text:style-name="P4"><text:span text:style-name="T1">Romain : </text:span><text:span text:style-name="T2">forme « naturelle » d’un caractère c’est à dire « droite »</text:span></text:p>
      <text:p text:style-name="P4"><text:span text:style-name="T1"/></text:p>
      <text:p text:style-name="P4"><text:span text:style-name="T1">Linéale : </text:span><text:span text:style-name="T2">famille de caractères sans ampattements</text:span></text:p>
      <text:p text:style-name="P6">(sans serif en anglais)</text:p>
      <text:p text:style-name="P4"><text:span text:style-name="T1"/></text:p>
      <text:p text:style-name="P5"><text:span text:style-name="T1">Empattement : </text:span><text:span text:style-name="T2">embout qui vient achever l’extrémité d’un fût de caractère = serif en anglais</text:span></text:p>
      <text:p text:style-name="P3"/>
      <text:p text:style-name="P3"/>
      <text:p text:style-name="P4">Mise en Page</text:p>
      <text:p text:style-name="P4"/>
      <text:p text:style-name="P4">mise en page : art de répartir les blanc</text:p>
      <text:p text:style-name="P4"/>
      <text:p text:style-name="P4"><text:span text:style-name="T1">en-tête :</text:span> texte imprimé en haut d’un document</text:p>
      <text:p text:style-name="P4"/>
      <text:p text:style-name="P4"><text:span text:style-name="T1">pied de page:</text:span> texte imprimé en bah</text:p>
      <text:p text:style-name="P4"><text:soft-page-break/></text:p>
      <text:p text:style-name="P4">lézarde : justification + largeur de colonne trop petite ( des espaces trop grande)</text:p>
      <text:p text:style-name="P18">pour résoudre se problème il faut jouer avec les colonnes</text:p>
      <text:p text:style-name="P4"/>
      <text:p text:style-name="P4">II. La lisibilité intellectuelle</text:p>
      <text:p text:style-name="P4"/>
      <text:p text:style-name="P4">un texte compréhensible est un texte STRUCTURE</text:p>
      <text:list text:style-name="L2">
        <text:list-item>
          <text:p text:style-name="P16">Paragraphe</text:p>
        </text:list-item>
        <text:list-item>
          <text:p text:style-name="P16">titre, sous titre</text:p>
        </text:list-item>
      </text:list>
      <text:p text:style-name="P4"/>
      <text:p text:style-name="P7">un texte compréhensible est un texte structuré en paragraphe</text:p>
      <text:list text:style-name="L3">
        <text:list-item>
          <text:p text:style-name="P17">découpage en paragraphes</text:p>
        </text:list-item>
        <text:list-item>
          <text:p text:style-name="P17">1 idée</text:p>
        </text:list-item>
        <text:list-item>
          <text:p text:style-name="P17">ni trop long ( pas plus d’une dizaine de lignes)</text:p>
        </text:list-item>
        <text:list-item>
          <text:p text:style-name="P17">ni trop court ( toujours plus d’une phrase )</text:p>
        </text:list-item>
      </text:list>
      <text:p text:style-name="P8">=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1a54e6" officeooo:paragraph-rsid="001a54e6" style:font-size-asian="10pt" style:font-size-complex="10pt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Delpech Nicolas<text:tab/><text:tab/><text:date style:data-style-name="N37" text:date-value="2025-01-22T14:05:10.551806632">22/01/25</text:date></text:p>
        <text:p text:style-name="MP1">Groupe A2</text:p>
        <text:p text:style-name="MP1">IUT informatique</text:p>
        <text:p text:style-name="MP1"/>
      </style:header>
      <style:footer>
        <text:p text:style-name="MP2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3:42:05.538000000</meta:creation-date>
    <dc:date>2025-01-22T14:05:10.420624261</dc:date>
    <meta:editing-duration>PT18H27M34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216" meta:character-count="1208" meta:non-whitespace-character-count="1041"/>
  </office:meta>
</office:document-meta>
</file>